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 : RNP02_Client_Server_Chat</text:p>
      <text:p text:style-name="Standard">Fach: Rechnernetze WS2017</text:p>
      <text:p text:style-name="Standard">Autoren: Nelli Welker, Etienne Onasch</text:p>
      <text:p text:style-name="Standard"/>
      <text:p text:style-name="P1">Spezifikation aller Klassen und Methoden</text:p>
      <text:p text:style-name="P1"/>
      <text:p text:style-name="P2">pkg: mainClasses:</text:p>
      <text:p text:style-name="P1"/>
      <text:p text:style-name="P6">AbstractClientServerThread extends AbstractWriteThread</text:p>
      <text:p text:style-name="P6"><text:tab/>-<text:span text:style-name="T1">&gt;Abstrakte Klasse, die Funktionalitäten von Clients und Servern zusammenfasst</text:span></text:p>
      <text:p text:style-name="P4">--protected selfMessage(String) : void</text:p>
      <text:p text:style-name="P4"><text:tab/>-&gt;gibt Nachicht mit System.out.println aus.</text:p>
      <text:p text:style-name="P4"><text:tab/>Für weiter Funktionalität, zB. Weiterleitung an eine Gui, muss diese Methode in einer <text:tab/>erbenden Klasse überschrieben werden.</text:p>
      <text:p text:style-name="P4">--protected selfMessage(String...) : void</text:p>
      <text:p text:style-name="P4"><text:tab/>-&gt;siehe selfMessage(String). Allerdings sind mehrere Parameter möglich.</text:p>
      <text:p text:style-name="P4">--terminate() : void</text:p>
      <text:p text:style-name="P4"><text:tab/>-&gt;schließt alle Streams</text:p>
      <text:p text:style-name="P4"/>
      <text:p text:style-name="P7">AbstractWriteThread extends Thread</text:p>
      <text:p text:style-name="P7"><text:tab/>-&gt;<text:span text:style-name="T1">Abstrakte Klasse, die Funktionalität für das Schreiben auf </text:span></text:p>
      <text:p text:style-name="P7"><text:span text:style-name="T1"><text:tab/>einen Outputstream und das <text:tab/>Lesen aus einem Inputstream bereitstellt.</text:span></text:p>
      <text:p text:style-name="P5">--public write(String) : void</text:p>
      <text:p text:style-name="P5"><text:tab/>-&gt; schreibt eine Nachicht auf den Outputstream</text:p>
      <text:p text:style-name="P4"/>
      <text:p text:style-name="P3">ClientLoginThread extends AbstractWriteThread</text:p>
      <text:p text:style-name="P3"><text:tab/>-&gt; <text:span text:style-name="T1">Dieser Thread ist dafür zuständig der ServerThread Klasse die Anmeldelogik <text:tab/>abzunehmen. Für jeden sich anmeldenden User wird ein neues ClientLoginThread Objekt <text:tab/>erzeugt. Ein neuer User muss also nicht warten bis alle vorherigen Anmeldevorgänge <text:tab/>abgeschlossen sind.</text:span></text:p>
      <text:p text:style-name="P4">--private init() : void</text:p>
      <text:p text:style-name="P4"><text:tab/>-&gt;initialisiert alle Streams</text:p>
      <text:p text:style-name="P4">--private aksUserName() : String</text:p>
      <text:p text:style-name="P4"><text:tab/>-&gt;ermittelt Usernamen des Clients</text:p>
      <text:p text:style-name="P4">--private login() : void</text:p>
      <text:p text:style-name="P4"><text:tab/>-&gt;ist dafür zuständig den Client (unter gewissen Voraussetzungen) endgültig einzuloggen. </text:p>
      <text:p text:style-name="P4">--public run() : void</text:p>
      <text:p text:style-name="P4"><text:tab/>-&gt;startet die login() Methode.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lientThread extends AbstractClientServerThread</text:p>
      <text:p text:style-name="P3"><text:tab/><text:span text:style-name="T1">-&gt; Diese Klasse repräsentiert einen Client.</text:span></text:p>
      <text:p text:style-name="P4">--private init() : void</text:p>
      <text:p text:style-name="P4"><text:tab/>-&gt; Initialisierung aller Streams</text:p>
      <text:p text:style-name="P4">--public setGui(ClientGui) : void</text:p>
      <text:p text:style-name="P4"><text:tab/>-&gt; dem ClientThread wird eine Gui übergeben, damit beim Client eintreffende Nachichten <text:tab/>der GUI übermittelt werden können.</text:p>
      <text:p text:style-name="P4">--protected selfMessage(String) : void</text:p>
      <text:p text:style-name="P4"><text:tab/>-&gt; Überschreibt die Methode in AbstractClientServerThread.</text:p>
      <text:p text:style-name="P4"><text:tab/>Wurde eine GUI übergeben, wird ihr die Nachicht übergeben. </text:p>
      <text:p text:style-name="P4"><text:tab/>Ansonst wird die selfMessage(String) Methode der Superklasse ausgeführt.</text:p>
      <text:p text:style-name="P4">--public run() : void</text:p>
      <text:p text:style-name="P4"><text:tab/>-&gt; Hält den Client am Laufen. Ausserdem werden hier alle eintreffenden, den Client <text:tab/>betreffenden Befehle bearbeitet.</text:p>
      <text:p text:style-name="P4"/>
      <text:p text:style-name="P3">Helpers</text:p>
      <text:p text:style-name="P4">--public static validateName(String) : boolean</text:p>
      <text:p text:style-name="P4"><text:tab/>-&gt; Diese Methode stellt fest, ob ein Username den Server Regularien entspricht.</text:p>
      <text:p text:style-name="P4"/>
      <text:p text:style-name="P3">ServerThread extends AbstractClientServerThread</text:p>
      <text:p text:style-name="P3"><text:tab/><text:span text:style-name="T1">-&gt;Diese Klasse repräsentiert einen Server.</text:span></text:p>
      <text:p text:style-name="P3">--<text:span text:style-name="T1">public disconnect() : void</text:span></text:p>
      <text:p text:style-name="P3"><text:span text:style-name="T1"><text:tab/>-&gt;Diese Methode beendet den Client.</text:span></text:p>
      <text:p text:style-name="P3"><text:span text:style-name="T1">--pkg private static addToLog(String) : void</text:span></text:p>
      <text:p text:style-name="P3"><text:span text:style-name="T1"><text:tab/>-&gt;Diese Methode schreibt eine Nachicht in den Server Log.</text:span></text:p>
      <text:p text:style-name="P3"><text:span text:style-name="T1">--pkg private static printLog() : void</text:span></text:p>
      <text:p text:style-name="P3"><text:span text:style-name="T1"><text:tab/>-&gt;gibt den Server Log aus.</text:span></text:p>
      <text:p text:style-name="P3"><text:span text:style-name="T1">--public run() : void</text:span></text:p>
      <text:p text:style-name="P3"><text:span text:style-name="T1"><text:tab/>-&gt; Diese Methode hält den Server am Laufen. Für jeden Neuen User wird ein neuer Socket <text:tab/>mit der Methode ServerSocket.accept() erzeugt.</text:span></text:p>
      <text:p text:style-name="P3"><text:span text:style-name="T1"><text:tab/>Dieser wird einem neuen ClientLoginThread übergeben.</text:span></text:p>
      <text:p text:style-name="P3"><text:span text:style-name="T1"/></text:p>
      <text:p text:style-name="P3">ConsoleReader extends Thread (Inner class of ServerThread)</text:p>
      <text:p text:style-name="P3"><text:tab/>-&gt;<text:span text:style-name="T1">Innere Klasse von ServerThread. Ein ConsoleReader ist dafür zuständig Befehle eines <text:tab/>Serveradmins von der Konsole einzulesen.</text:span></text:p>
      <text:p text:style-name="P4">--public run() : void</text:p>
      <text:p text:style-name="P4"><text:tab/>-&gt;Hier werden alle Serveradmin Befehle abgehandelt.</text:p>
      <text:p text:style-name="P3"/>
      <text:p text:style-name="P3">UserThread extends AbstractWriteThread</text:p>
      <text:p text:style-name="P3"><text:tab/>-<text:span text:style-name="T1">&gt;War ein login in einem ClientLoginThread erfolgreich, wird ein neuer UserThread erstellt.</text:span></text:p>
      <text:p text:style-name="P3"><text:span text:style-name="T1"><text:tab/>Hier wird dann im wesentlichen der komplette Chat inkl. aller User Kommandos a<text:tab/>bgehandelt.</text:span></text:p>
      <text:p text:style-name="P3">--<text:span text:style-name="T1">private init() : void</text:span></text:p>
      <text:p text:style-name="P3"><text:span text:style-name="T1"><text:tab/>-&gt; Initialisierung aller Streams</text:span></text:p>
      <text:p text:style-name="P3"><text:span text:style-name="T1">--public getUserName() : String</text:span></text:p>
      <text:p text:style-name="P3"><text:span text:style-name="T1"><text:tab/>-&gt; gibt den Usernamen zurück.</text:span></text:p>
      <text:p text:style-name="P3"><text:span text:style-name="T1">--public getRoom() : String</text:span></text:p>
      <text:p text:style-name="P3"><text:span text:style-name="T1"><text:tab/>-&gt;gibt den Raum zurück in dem sich der User befindet.</text:span></text:p>
      <text:p text:style-name="P3"><text:span text:style-name="T1">--public setRoom(String) : void</text:span></text:p>
      <text:p text:style-name="P3"><text:span text:style-name="T1"><text:tab/>-&gt;stellt einen neuen Raum ein.</text:span></text:p>
      <text:p text:style-name="P3"><text:span text:style-name="T1">--public kick() : void</text:span></text:p>
      <text:p text:style-name="P3"><text:span text:style-name="T1"><text:tab/>-&gt; "kicked" den User vom Server. Beendet den UserThread und schickt einen Befehl an den </text:span><text:soft-page-break/><text:span text:style-name="T1"><text:tab/>ClientThread, dass sich dieser beenden soll.</text:span></text:p>
      <text:p text:style-name="P3"><text:span text:style-name="T1"/></text:p>
      <text:p text:style-name="P3"><text:span text:style-name="T1">--public synchronized write(String) : void</text:span></text:p>
      <text:p text:style-name="P3"><text:span text:style-name="T1"><text:tab/>-&gt; Überschreibt die write Methode in AbstactWriteThread. Schreibt die Nachicht in den <text:tab/>Userlog und leitet sie danach an die write(String) Methode der Superklasse weiter.</text:span></text:p>
      <text:p text:style-name="P3"><text:span text:style-name="T1">--public run() : void</text:span></text:p>
      <text:p text:style-name="P3"><text:span text:style-name="T1"><text:tab/>-&gt;Hält den UserThread am Laufen. Ausserdem werden hier alle User Kommandos <text:tab/>abgehandelt.</text:span></text:p>
      <text:p text:style-name="P4"/>
      <text:p text:style-name="P2">pkg: utils:</text:p>
      <text:p text:style-name="P4"/>
      <text:p text:style-name="P3">Commands</text:p>
      <text:p text:style-name="P3"><text:tab/>-&gt; <text:span text:style-name="T1">Diese Utility Klasse enthält alle Kommandos als statische Konstanten.</text:span></text:p>
      <text:p text:style-name="P3">Constants</text:p>
      <text:p text:style-name="P3"><text:tab/>-<text:span text:style-name="T1">&gt; Diese Utility Klasse enthält verschiedene statische numerische Konstanten.</text:span></text:p>
      <text:p text:style-name="P4"/>
      <text:p text:style-name="P2">pkg: gui:</text:p>
      <text:p text:style-name="P2"/>
      <text:p text:style-name="P3">ClientGui</text:p>
      <text:p text:style-name="P3"><text:tab/><text:span text:style-name="T1">-&gt;Die GUI, die dem User während des Chats angezeigt wird.</text:span></text:p>
      <text:p text:style-name="P3"><text:span text:style-name="T1"><text:tab/>Hier können der sichtbare Chatverlauf betrachtet und neue Nachichten geschrieben werden.</text:span></text:p>
      <text:p text:style-name="P3">LoginGui</text:p>
      <text:p text:style-name="P3"><text:tab/><text:span text:style-name="T1">-&gt;Die GUI, die dem User vor dem eigentlich Chatfenster angezeigt wird.</text:span></text:p>
      <text:p text:style-name="P3"><text:span text:style-name="T1"><text:tab/>Der User gibt hier seinen Usernamen, die Serveradresse und den Servernamen ein.</text:span></text:p>
      <text:p text:style-name="P3">Positionings</text:p>
      <text:p text:style-name="P3"><text:tab/><text:span text:style-name="T1">-&gt;Utility Klasse, die statische Konstanten und Methoden für die richtige Darstellungsweise <text:tab/>der GUIs bereitstel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6M21S</meta:editing-duration>
    <meta:editing-cycles>22</meta:editing-cycles>
    <meta:generator>OpenOffice/4.1.3$Win32 OpenOffice.org_project/413m1$Build-9783</meta:generator>
    <dc:date>2017-11-09T01:35:44.54</dc:date>
    <dc:creator>Vorname Nachname</dc:creator>
    <meta:document-statistic meta:table-count="0" meta:image-count="0" meta:object-count="0" meta:page-count="3" meta:paragraph-count="90" meta:word-count="640" meta:character-count="4672"/>
    <meta:user-defined meta:name="Info 1"/>
    <meta:user-defined meta:name="Info 2"/>
    <meta:user-defined meta:name="Info 3"/>
    <meta:user-defined meta:name="Info 4"/>
  </office:meta>
</office:document-meta>
</file>